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2.143cm" svg:y="-5cm"/>
          <draw:glue-point draw:id="5" svg:x="5cm" svg:y="-5cm"/>
          <draw:glue-point draw:id="6" svg:x="3.571cm" svg:y="-5cm"/>
          <draw:glue-point draw:id="7" svg:x="2.143cm" svg:y="5cm"/>
          <draw:glue-point draw:id="8" svg:x="5cm" svg:y="5cm"/>
          <draw:glue-point draw:id="9" svg:x="3.571cm" svg:y="5cm"/>
          <draw:glue-point draw:id="10" svg:x="2.143cm" svg:y="-5cm"/>
          <draw:glue-point draw:id="11" svg:x="2.143cm" svg:y="5cm"/>
          <draw:glue-point draw:id="12" svg:x="2.143cm" svg:y="0cm"/>
          <draw:glue-point draw:id="13" svg:x="5cm" svg:y="-5cm"/>
          <draw:glue-point draw:id="14" svg:x="5cm" svg:y="5cm"/>
          <draw:glue-point draw:id="15" svg:x="5cm" svg:y="0cm"/>
          <draw:glue-point draw:id="16" svg:x="-0.238cm" svg:y="-1.667cm"/>
          <draw:glue-point draw:id="17" svg:x="2.143cm" svg:y="-1.667cm"/>
          <draw:glue-point draw:id="18" svg:x="0.952cm" svg:y="-1.667cm"/>
          <draw:glue-point draw:id="19" svg:x="-0.238cm" svg:y="1.667cm"/>
          <draw:glue-point draw:id="20" svg:x="2.143cm" svg:y="1.667cm"/>
          <draw:glue-point draw:id="21" svg:x="0.952cm" svg:y="1.667cm"/>
          <draw:glue-point draw:id="22" svg:x="-0.238cm" svg:y="-1.667cm"/>
          <draw:glue-point draw:id="23" svg:x="-0.238cm" svg:y="1.667cm"/>
          <draw:glue-point draw:id="24" svg:x="-0.238cm" svg:y="0cm"/>
          <draw:glue-point draw:id="25" svg:x="2.143cm" svg:y="-1.667cm"/>
          <draw:glue-point draw:id="26" svg:x="2.143cm" svg:y="1.667cm"/>
          <draw:glue-point draw:id="27" svg:x="2.143cm" svg:y="0cm"/>
          <draw:glue-point draw:id="28" svg:x="-5cm" svg:y="-3.333cm"/>
          <draw:glue-point draw:id="29" svg:x="-5cm" svg:y="-5cm"/>
          <draw:glue-point draw:id="30" svg:x="-0.238cm" svg:y="-5cm"/>
          <draw:glue-point draw:id="31" svg:x="-0.238cm" svg:y="5cm"/>
          <draw:glue-point draw:id="32" svg:x="-5cm" svg:y="5cm"/>
          <draw:glue-point draw:id="33" svg:x="-5cm" svg:y="3.333cm"/>
          <draw:glue-point draw:id="34" svg:x="-0.905cm" svg:y="3.333cm"/>
          <draw:glue-point draw:id="35" svg:x="-0.619cm" svg:y="3.333cm"/>
          <draw:glue-point draw:id="36" svg:x="-0.619cm" svg:y="0cm"/>
          <draw:glue-point draw:id="37" svg:x="-0.619cm" svg:y="-1.667cm"/>
          <draw:glue-point draw:id="38" svg:x="-0.619cm" svg:y="-1.667cm"/>
          <draw:glue-point draw:id="39" svg:x="-0.619cm" svg:y="-3.333cm"/>
          <draw:glue-point draw:id="40" svg:x="-5cm" svg:y="-4.167cm"/>
          <draw:glue-point draw:id="41" svg:x="-2.619cm" svg:y="-5cm"/>
          <draw:glue-point draw:id="42" svg:x="-0.238cm" svg:y="0cm"/>
          <draw:glue-point draw:id="43" svg:x="-2.619cm" svg:y="5cm"/>
          <draw:glue-point draw:id="44" svg:x="-5cm" svg:y="4.167cm"/>
          <draw:glue-point draw:id="45" svg:x="-2.952cm" svg:y="3.333cm"/>
          <draw:glue-point draw:id="46" svg:x="-0.762cm" svg:y="3.333cm"/>
          <draw:glue-point draw:id="47" svg:x="-0.619cm" svg:y="1.667cm"/>
          <draw:glue-point draw:id="48" svg:x="-0.619cm" svg:y="-0.833cm"/>
          <draw:glue-point draw:id="49" svg:x="-0.619cm" svg:y="-1.667cm"/>
          <draw:glue-point draw:id="50" svg:x="-0.619cm" svg:y="-2.5cm"/>
          <draw:rect draw:style-name="gr1" draw:layer="layout" svg:width="10cm" svg:height="2cm" svg:x="25cm" svg:y="0cm">
            <text:p/>
          </draw:rect>
          <draw:polygon draw:style-name="gr1" draw:layer="layout" svg:width="0cm" svg:height="0cm" svg:x="25cm" svg:y="0cm" svg:viewBox="0 0 0 0" draw:points="0,0">
            <text:p/>
          </draw:polygon>
          <draw:polygon draw:style-name="gr1" draw:layer="layout" svg:width="0cm" svg:height="0cm" svg:x="35cm" svg:y="0cm" svg:viewBox="0 0 0 0" draw:points="0,0">
            <text:p/>
          </draw:polygon>
          <draw:rect draw:style-name="gr1" draw:layer="layout" svg:width="10cm" svg:height="2cm" svg:x="25cm" svg:y="0cm">
            <text:p/>
          </draw:rect>
          <draw:polygon draw:style-name="gr1" draw:layer="layout" svg:width="0cm" svg:height="0cm" svg:x="25cm" svg:y="2cm" svg:viewBox="0 0 0 0" draw:points="0,0">
            <text:p/>
          </draw:polygon>
          <draw:polygon draw:style-name="gr1" draw:layer="layout" svg:width="0cm" svg:height="0cm" svg:x="35cm" svg:y="2cm" svg:viewBox="0 0 0 0" draw:points="0,0">
            <text:p/>
          </draw:polygon>
          <draw:line draw:style-name="gr2" draw:layer="layout" svg:x1="25cm" svg:y1="0cm" svg:x2="35cm" svg:y2="0cm">
            <text:p/>
          </draw:line>
          <draw:line draw:style-name="gr2" draw:layer="layout" svg:x1="25cm" svg:y1="2cm" svg:x2="35cm" svg:y2="2cm">
            <text:p/>
          </draw:line>
          <draw:polyline draw:style-name="gr2" draw:layer="layout" svg:width="0cm" svg:height="0cm" svg:x="25cm" svg:y="0cm" svg:viewBox="0 0 0 0" draw:points="0,0">
            <text:p/>
          </draw:polyline>
          <draw:polyline draw:style-name="gr2" draw:layer="layout" svg:width="0cm" svg:height="0cm" svg:x="35cm" svg:y="0cm" svg:viewBox="0 0 0 0" draw:points="0,0">
            <text:p/>
          </draw:polyline>
          <draw:line draw:style-name="gr2" draw:layer="layout" svg:x1="25cm" svg:y1="0cm" svg:x2="25cm" svg:y2="2cm">
            <text:p/>
          </draw:line>
          <draw:line draw:style-name="gr2" draw:layer="layout" svg:x1="35cm" svg:y1="0cm" svg:x2="35cm" svg:y2="2cm">
            <text:p/>
          </draw:line>
          <draw:polyline draw:style-name="gr2" draw:layer="layout" svg:width="0cm" svg:height="0cm" svg:x="25cm" svg:y="2cm" svg:viewBox="0 0 0 0" draw:points="0,0">
            <text:p/>
          </draw:polyline>
          <draw:polyline draw:style-name="gr2" draw:layer="layout" svg:width="0cm" svg:height="0cm" svg:x="35cm" svg:y="2cm" svg:viewBox="0 0 0 0" draw:points="0,0">
            <text:p/>
          </draw:polyline>
          <draw:rect draw:style-name="gr1" draw:layer="layout" svg:width="8.333cm" svg:height="0.667cm" svg:x="16.667cm" svg:y="0.667cm">
            <text:p/>
          </draw:rect>
          <draw:polygon draw:style-name="gr1" draw:layer="layout" svg:width="0cm" svg:height="0cm" svg:x="16.667cm" svg:y="0.667cm" svg:viewBox="0 0 0 0" draw:points="0,0">
            <text:p/>
          </draw:polygon>
          <draw:polygon draw:style-name="gr1" draw:layer="layout" svg:width="0cm" svg:height="0cm" svg:x="25cm" svg:y="0.667cm" svg:viewBox="0 0 0 0" draw:points="0,0">
            <text:p/>
          </draw:polygon>
          <draw:rect draw:style-name="gr1" draw:layer="layout" svg:width="8.333cm" svg:height="0.667cm" svg:x="16.667cm" svg:y="0.667cm">
            <text:p/>
          </draw:rect>
          <draw:polygon draw:style-name="gr1" draw:layer="layout" svg:width="0cm" svg:height="0cm" svg:x="16.667cm" svg:y="1.333cm" svg:viewBox="0 0 0 0" draw:points="0,0">
            <text:p/>
          </draw:polygon>
          <draw:polygon draw:style-name="gr1" draw:layer="layout" svg:width="0cm" svg:height="0cm" svg:x="25cm" svg:y="1.333cm" svg:viewBox="0 0 0 0" draw:points="0,0">
            <text:p/>
          </draw:polygon>
          <draw:line draw:style-name="gr2" draw:layer="layout" svg:x1="16.667cm" svg:y1="0.667cm" svg:x2="25cm" svg:y2="0.667cm">
            <text:p/>
          </draw:line>
          <draw:line draw:style-name="gr2" draw:layer="layout" svg:x1="16.667cm" svg:y1="1.333cm" svg:x2="25cm" svg:y2="1.333cm">
            <text:p/>
          </draw:line>
          <draw:polyline draw:style-name="gr2" draw:layer="layout" svg:width="0cm" svg:height="0cm" svg:x="16.667cm" svg:y="0.667cm" svg:viewBox="0 0 0 0" draw:points="0,0">
            <text:p/>
          </draw:polyline>
          <draw:polyline draw:style-name="gr2" draw:layer="layout" svg:width="0cm" svg:height="0cm" svg:x="25cm" svg:y="0.667cm" svg:viewBox="0 0 0 0" draw:points="0,0">
            <text:p/>
          </draw:polyline>
          <draw:line draw:style-name="gr2" draw:layer="layout" svg:x1="16.667cm" svg:y1="0.667cm" svg:x2="16.667cm" svg:y2="1.333cm">
            <text:p/>
          </draw:line>
          <draw:line draw:style-name="gr2" draw:layer="layout" svg:x1="25cm" svg:y1="0.667cm" svg:x2="25cm" svg:y2="1.333cm">
            <text:p/>
          </draw:line>
          <draw:polyline draw:style-name="gr2" draw:layer="layout" svg:width="0cm" svg:height="0cm" svg:x="16.667cm" svg:y="1.333cm" svg:viewBox="0 0 0 0" draw:points="0,0">
            <text:p/>
          </draw:polyline>
          <draw:polyline draw:style-name="gr2" draw:layer="layout" svg:width="0cm" svg:height="0cm" svg:x="25cm" svg:y="1.333cm" svg:viewBox="0 0 0 0" draw:points="0,0">
            <text:p/>
          </draw:polyline>
          <draw:polygon draw:style-name="gr1" draw:layer="layout" svg:width="16.667cm" svg:height="2cm" svg:x="0cm" svg:y="0cm" svg:viewBox="0 0 16668 2001" draw:points="0,333 0,0 16668,0 16668,2001 0,2001 0,1667 14334,1667 15334,1667 15334,1000 15334,667 15334,333">
            <text:p/>
          </draw:polygon>
          <draw:polygon draw:style-name="gr2" draw:layer="layout" svg:width="16.667cm" svg:height="2cm" svg:x="0cm" svg:y="0cm" svg:viewBox="0 0 16668 2001" draw:points="0,333 0,0 16668,0 16668,2001 0,2001 0,1667 14334,1667 15334,1667 15334,1000 15334,667 15334,333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-Widgets - clamp-extra-large</dc:title>
    <meta:creation-date>2011-02-07T17:16:47</meta:creation-date>
    <meta:editing-duration>P0D</meta:editing-duration>
    <meta:editing-cycles>1</meta:editing-cycles>
    <meta:document-statistic meta:object-count="31"/>
    <meta:generator>OpenOffice.org/3.3$Linux OpenOffice.org_project/330m20$Build-9567</meta:generator>
  </office:meta>
</office:document-meta>
</file>